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14pt" fo:language="fr" fo:country="FR" fo:font-weight="bold" officeooo:rsid="0002adef" officeooo:paragraph-rsid="0002ad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bold" officeooo:rsid="0002adef" officeooo:paragraph-rsid="0002ade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2adef" officeooo:paragraph-rsid="0002ad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346b6" officeooo:paragraph-rsid="000346b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346b6" officeooo:paragraph-rsid="00063c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63c33" officeooo:paragraph-rsid="00063c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6d081" officeooo:paragraph-rsid="0006d08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8250c" officeooo:paragraph-rsid="000825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8250c" officeooo:paragraph-rsid="000a0ff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Mono" fo:language="fr" fo:country="FR" officeooo:rsid="0002adef" officeooo:paragraph-rsid="0002adef"/>
    </style:style>
    <style:style style:name="P11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e796c" officeooo:paragraph-rsid="001925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e796c" officeooo:paragraph-rsid="001a942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3e481" officeooo:paragraph-rsid="0013e48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3e481" officeooo:paragraph-rsid="001925e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3e481" officeooo:paragraph-rsid="001a942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483c1" officeooo:paragraph-rsid="001a942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60ef4" officeooo:paragraph-rsid="001925e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60ef4" officeooo:paragraph-rsid="001a942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60ef4" officeooo:paragraph-rsid="001de9f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925e1" officeooo:paragraph-rsid="001944b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1925e1" officeooo:paragraph-rsid="001a942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0e099" officeooo:paragraph-rsid="0020e09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0e099" officeooo:paragraph-rsid="002d115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0e099" officeooo:paragraph-rsid="002e33e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0e099" officeooo:paragraph-rsid="002fc6a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16cb5" officeooo:paragraph-rsid="0025cf8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ae07c" officeooo:paragraph-rsid="002ae07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d115f" officeooo:paragraph-rsid="002d115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d115f" officeooo:paragraph-rsid="002e33e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d115f" officeooo:paragraph-rsid="002fc6a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2e33ea" officeooo:paragraph-rsid="002e33e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328f31" officeooo:paragraph-rsid="00328f31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Mono" officeooo:rsid="00160ef4" officeooo:paragraph-rsid="00160ef4"/>
    </style:style>
    <style:style style:name="P34" style:family="paragraph" style:parent-style-name="Table_20_Contents">
      <style:paragraph-properties fo:text-align="start" style:justify-single-word="false"/>
      <style:text-properties style:font-name="DejaVu Sans Mono" officeooo:rsid="00160ef4" officeooo:paragraph-rsid="0017a282"/>
    </style:style>
    <style:style style:name="P35" style:family="paragraph" style:parent-style-name="Table_20_Contents">
      <style:paragraph-properties fo:text-align="start" style:justify-single-word="false"/>
      <style:text-properties style:font-name="DejaVu Sans Mono" officeooo:rsid="00160ef4" officeooo:paragraph-rsid="001925e1"/>
    </style:style>
    <style:style style:name="P36" style:family="paragraph" style:parent-style-name="Table_20_Contents">
      <style:paragraph-properties fo:text-align="start" style:justify-single-word="false"/>
      <style:text-properties style:font-name="DejaVu Sans Mono" officeooo:rsid="00160ef4" officeooo:paragraph-rsid="001a942c"/>
    </style:style>
    <style:style style:name="P37" style:family="paragraph" style:parent-style-name="Table_20_Contents">
      <style:paragraph-properties fo:text-align="start" style:justify-single-word="false"/>
      <style:text-properties style:font-name="DejaVu Sans Mono" officeooo:rsid="0017a282" officeooo:paragraph-rsid="0017a282"/>
    </style:style>
    <style:style style:name="P38" style:family="paragraph" style:parent-style-name="Table_20_Contents">
      <style:paragraph-properties fo:text-align="start" style:justify-single-word="false"/>
      <style:text-properties style:font-name="DejaVu Sans Mono" officeooo:rsid="0017a282" officeooo:paragraph-rsid="001925e1"/>
    </style:style>
    <style:style style:name="P39" style:family="paragraph" style:parent-style-name="Table_20_Contents">
      <style:paragraph-properties fo:text-align="start" style:justify-single-word="false"/>
      <style:text-properties style:font-name="DejaVu Sans Mono" officeooo:rsid="001925e1" officeooo:paragraph-rsid="001925e1"/>
    </style:style>
    <style:style style:name="P40" style:family="paragraph" style:parent-style-name="Table_20_Contents">
      <style:paragraph-properties fo:text-align="start" style:justify-single-word="false"/>
      <style:text-properties style:font-name="DejaVu Sans Mono" officeooo:rsid="001925e1" officeooo:paragraph-rsid="001a942c"/>
    </style:style>
    <style:style style:name="P41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0defe0" officeooo:paragraph-rsid="000defe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c46e6" officeooo:paragraph-rsid="001c46e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0e796c" officeooo:paragraph-rsid="000e796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0e796c" officeooo:paragraph-rsid="001925e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0e796c" officeooo:paragraph-rsid="001a942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60ef4" officeooo:paragraph-rsid="00160ef4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60ef4" officeooo:paragraph-rsid="0017a28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60ef4" officeooo:paragraph-rsid="001925e1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60ef4" officeooo:paragraph-rsid="001a942c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483c1" officeooo:paragraph-rsid="000e796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483c1" officeooo:paragraph-rsid="0013e481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483c1" officeooo:paragraph-rsid="001483c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483c1" officeooo:paragraph-rsid="001925e1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483c1" officeooo:paragraph-rsid="001944b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483c1" officeooo:paragraph-rsid="001a942c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00889" officeooo:paragraph-rsid="0010088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00889" officeooo:paragraph-rsid="001925e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00889" officeooo:paragraph-rsid="001a942c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1f10b" officeooo:paragraph-rsid="0011f10b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3e481" officeooo:paragraph-rsid="0013e481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3e481" officeooo:paragraph-rsid="001925e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3e481" officeooo:paragraph-rsid="001a942c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925e1" officeooo:paragraph-rsid="001925e1" style:font-weight-asian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DejaVu Sans Mono" fo:language="fr" fo:country="FR" fo:font-weight="normal" officeooo:rsid="001925e1" officeooo:paragraph-rsid="001925e1" style:font-weight-asian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DejaVu Sans Mono" fo:language="fr" fo:country="FR" fo:font-weight="normal" officeooo:rsid="001925e1" officeooo:paragraph-rsid="001944be" style:font-weight-asian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DejaVu Sans Mono" fo:language="fr" fo:country="FR" fo:font-weight="normal" officeooo:rsid="001925e1" officeooo:paragraph-rsid="001925e1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925e1" officeooo:paragraph-rsid="001944be" style:font-weight-asian="normal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DejaVu Sans Mono" fo:language="fr" fo:country="FR" fo:font-weight="normal" officeooo:rsid="001925e1" officeooo:paragraph-rsid="001944be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c621b" officeooo:paragraph-rsid="001c621b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944be" officeooo:paragraph-rsid="001944be" style:font-weight-asian="normal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DejaVu Sans Mono" fo:language="fr" fo:country="FR" fo:font-weight="normal" officeooo:rsid="001944be" officeooo:paragraph-rsid="001944be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1f2a88" officeooo:paragraph-rsid="001f2a88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0e099" officeooo:paragraph-rsid="0020e099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328f31" officeooo:paragraph-rsid="00328f31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d115f" officeooo:paragraph-rsid="002d115f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e33ea" officeooo:paragraph-rsid="002e33ea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e33ea" officeooo:paragraph-rsid="002d115f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e33ea" officeooo:paragraph-rsid="002fc6ad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16cb5" officeooo:paragraph-rsid="00216cb5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307ffe" officeooo:paragraph-rsid="00307ff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52693" officeooo:paragraph-rsid="0025cf83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2ae07c" officeooo:paragraph-rsid="002ae07c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348198" officeooo:paragraph-rsid="00348198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34eead" officeooo:paragraph-rsid="0034eead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0defe0" officeooo:paragraph-rsid="000defe0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35dd9d" officeooo:paragraph-rsid="0035dd9d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371eca" officeooo:paragraph-rsid="00371eca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DejaVu Sans Mono" fo:language="fr" fo:country="FR" fo:font-weight="bold" officeooo:rsid="0037e035" officeooo:paragraph-rsid="0037e035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DejaVu Sans Mono" fo:language="fr" fo:country="FR" officeooo:rsid="0004e2d4" officeooo:paragraph-rsid="0002adef"/>
    </style:style>
    <style:style style:name="P90" style:family="paragraph" style:parent-style-name="Standard">
      <style:paragraph-properties fo:text-align="start" style:justify-single-word="false" fo:break-before="page"/>
      <style:text-properties style:font-name="DejaVu Sans Mono" fo:language="fr" fo:country="FR" fo:font-weight="normal" officeooo:rsid="00328f31" officeooo:paragraph-rsid="00328f31" style:font-weight-asian="normal" style:font-weight-complex="normal"/>
    </style:style>
    <style:style style:name="P91" style:family="paragraph" style:parent-style-name="Standard">
      <style:paragraph-properties fo:text-align="start" style:justify-single-word="false" fo:break-before="page"/>
      <style:text-properties style:font-name="DejaVu Sans Mono" fo:language="fr" fo:country="FR" fo:font-weight="bold" officeooo:rsid="000defe0" officeooo:paragraph-rsid="000defe0" style:font-weight-asian="bold" style:font-weight-complex="bold"/>
    </style:style>
    <style:style style:name="T1" style:family="text">
      <style:text-properties officeooo:rsid="000346b6"/>
    </style:style>
    <style:style style:name="T2" style:family="text">
      <style:text-properties officeooo:rsid="00063c33"/>
    </style:style>
    <style:style style:name="T3" style:family="text">
      <style:text-properties fo:font-variant="normal" fo:text-transform="none" fo:color="#222222" fo:font-size="12pt" fo:letter-spacing="normal" fo:font-style="normal" fo:font-weight="normal"/>
    </style:style>
    <style:style style:name="T4" style:family="text">
      <style:text-properties officeooo:rsid="000defe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83c1" style:font-weight-asian="normal" style:font-weight-complex="normal"/>
    </style:style>
    <style:style style:name="T7" style:family="text">
      <style:text-properties fo:font-weight="normal" officeooo:rsid="001925e1" style:font-weight-asian="normal" style:font-weight-complex="normal"/>
    </style:style>
    <style:style style:name="T8" style:family="text">
      <style:text-properties fo:font-weight="normal" officeooo:rsid="001944be" style:font-weight-asian="normal" style:font-weight-complex="normal"/>
    </style:style>
    <style:style style:name="T9" style:family="text">
      <style:text-properties fo:font-weight="normal" officeooo:rsid="00100889" style:font-weight-asian="normal" style:font-weight-complex="normal"/>
    </style:style>
    <style:style style:name="T10" style:family="text">
      <style:text-properties fo:font-weight="normal" officeooo:rsid="0013e481" style:font-weight-asian="normal" style:font-weight-complex="normal"/>
    </style:style>
    <style:style style:name="T11" style:family="text">
      <style:text-properties fo:font-weight="normal" officeooo:rsid="001c621b" style:font-weight-asian="normal" style:font-weight-complex="normal"/>
    </style:style>
    <style:style style:name="T12" style:family="text">
      <style:text-properties fo:font-weight="normal" officeooo:rsid="001de9f0" style:font-weight-asian="normal" style:font-weight-complex="normal"/>
    </style:style>
    <style:style style:name="T13" style:family="text">
      <style:text-properties fo:font-weight="normal" officeooo:rsid="00216cb5" style:font-weight-asian="normal" style:font-weight-complex="normal"/>
    </style:style>
    <style:style style:name="T14" style:family="text">
      <style:text-properties fo:font-weight="normal" officeooo:rsid="00239536" style:font-weight-asian="normal" style:font-weight-complex="normal"/>
    </style:style>
    <style:style style:name="T15" style:family="text">
      <style:text-properties fo:font-weight="normal" officeooo:rsid="00252693" style:font-weight-asian="normal" style:font-weight-complex="normal"/>
    </style:style>
    <style:style style:name="T16" style:family="text">
      <style:text-properties fo:font-weight="normal" officeooo:rsid="0025cf83" style:font-weight-asian="normal" style:font-weight-complex="normal"/>
    </style:style>
    <style:style style:name="T17" style:family="text">
      <style:text-properties fo:font-weight="normal" officeooo:rsid="002ae07c" style:font-weight-asian="normal" style:font-weight-complex="normal"/>
    </style:style>
    <style:style style:name="T18" style:family="text">
      <style:text-properties fo:font-weight="normal" officeooo:rsid="002d115f" style:font-weight-asian="normal" style:font-weight-complex="normal"/>
    </style:style>
    <style:style style:name="T19" style:family="text">
      <style:text-properties fo:font-weight="normal" officeooo:rsid="002e33ea" style:font-weight-asian="normal" style:font-weight-complex="normal"/>
    </style:style>
    <style:style style:name="T20" style:family="text">
      <style:text-properties fo:font-weight="normal" officeooo:rsid="002fc6ad" style:font-weight-asian="normal" style:font-weight-complex="normal"/>
    </style:style>
    <style:style style:name="T21" style:family="text">
      <style:text-properties fo:font-weight="normal" officeooo:rsid="00307ffe" style:font-weight-asian="normal" style:font-weight-complex="normal"/>
    </style:style>
    <style:style style:name="T22" style:family="text">
      <style:text-properties fo:font-weight="normal" officeooo:rsid="0032346d" style:font-weight-asian="normal" style:font-weight-complex="normal"/>
    </style:style>
    <style:style style:name="T23" style:family="text">
      <style:text-properties fo:font-weight="normal" officeooo:rsid="0037e035" style:font-weight-asian="normal" style:font-weight-complex="normal"/>
    </style:style>
    <style:style style:name="T24" style:family="text">
      <style:text-properties officeooo:rsid="001c46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<text:span text:style-name="T1">3</text:span></text:p>
      <text:p text:style-name="P1"/>
      <text:p text:style-name="P2"><text:span text:style-name="T4">Exercice</text:span> 1</text:p>
      <text:p text:style-name="P3"/>
      <text:p text:style-name="P4">00 00 F4 80 16 D0 00 80 C2 00 00 00 00 48 06 06 03 45 00</text:p>
      <text:p text:style-name="P4">Signature de cette série</text:p>
      <text:p text:style-name="P6">Adresse destination : <text:span text:style-name="T1">00 00 F4 80 16 D0</text:span></text:p>
      <text:p text:style-name="P6">Adresse source : <text:span text:style-name="T1">00 80 C2 00 00 00</text:span></text:p>
      <text:p text:style-name="P5">L/<text:span text:style-name="T2">T :</text:span> 00 48</text:p>
      <text:p text:style-name="P7">DSAP : 06</text:p>
      <text:p text:style-name="P8">SSAP : 06</text:p>
      <text:p text:style-name="P7">LLC : 03</text:p>
      <text:p text:style-name="P9">début paquet IP : 45 00</text:p>
      <text:p text:style-name="P10"/>
      <text:p text:style-name="P10"><text:span text:style-name="T3">00 0000 0000</text:span><text:line-break/><text:span text:style-name="T3">00 0000 0000</text:span><text:line-break/><text:span text:style-name="T3">F4 1110 0100</text:span><text:line-break/><text:span text:style-name="T3">80 1000 0000</text:span><text:line-break/><text:span text:style-name="T3">16 0001 0110</text:span><text:line-break/><text:span text:style-name="T3">D0 1101 0000</text:span><text:line-break/><text:span text:style-name="T3">00 0000 0000</text:span><text:line-break/><text:span text:style-name="T3">80 1000 0000</text:span><text:line-break/><text:span text:style-name="T3">C2 1100 0010</text:span><text:line-break/><text:span text:style-name="T3">00 0000 0000</text:span><text:line-break/><text:span text:style-name="T3">00 0000 0000</text:span><text:line-break/><text:span text:style-name="T3">00 0000 0000</text:span><text:line-break/><text:span text:style-name="T3">00 0000 0000</text:span><text:line-break/><text:span text:style-name="T3">48 0100 1000</text:span><text:line-break/><text:span text:style-name="T3">06 0000 0110</text:span><text:line-break/><text:span text:style-name="T3">06 0000 0110</text:span><text:line-break/><text:span text:style-name="T3">03 0000 0011</text:span><text:line-break/><text:span text:style-name="T3">45 0100 0101</text:span><text:line-break/><text:span text:style-name="T3">00 0000 0000</text:span></text:p>
      <text:p text:style-name="P89"/>
      <text:p text:style-name="P87">Question 1</text:p>
      <text:p text:style-name="P87"><text:span text:style-name="T5">L’identifiant de VLAN sert à déterminer la table </text:span><text:span text:style-name="T23">de </text:span><text:span text:style-name="T5">relayage à utiliser sur le switch VLAN.</text:span></text:p>
      <text:p text:style-name="P85"/>
      <text:p text:style-name="P86">Question 2</text:p>
      <text:p text:style-name="P88"><text:span text:style-name="T5">Les 4 files servent à définir un relayage avec priorités.</text:span></text:p>
      <text:p text:style-name="P91">Exercice 2</text:p>
      <text:p text:style-name="P41"/>
      <text:p text:style-name="P42">MACA – A / MACB – B / MACD – D</text:p>
      <text:p text:style-name="P41"/>
      <text:p text:style-name="P41"/>
      <text:p text:style-name="P43">1)a. A @MAC MACA émet paquet ARP_request vers B dans trame E1</text:p>
      <text:p text:style-name="P43">@src = MACA</text:p>
      <text:p text:style-name="P43">@dest = FFFFFFFFFFFF</text:p>
      <text:p text:style-name="P43"/>
      <text:p text:style-name="P43">1 ; 2/3 ; 4/5 ; 6 ; 7/8</text:p>
      <text:p text:style-name="P43"/>
      <text:p text:style-name="P19"><text:span text:style-name="T5">Tables de </text:span><text:span text:style-name="T12">relayage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3">Switch 1</text:p>
          </table:table-cell>
          <table:table-cell table:style-name="Table1.A1" office:value-type="string">
            <text:p text:style-name="P33">Switch 2</text:p>
          </table:table-cell>
          <table:table-cell table:style-name="Table1.C1" office:value-type="string">
            <text:p text:style-name="P33">Switch 3</text:p>
          </table:table-cell>
        </table:table-row>
        <table:table-row>
          <table:table-cell table:style-name="Table1.A2" office:value-type="string">
            <text:p text:style-name="P33"><text:span text:style-name="T24">M</text:span>: 1</text:p>
          </table:table-cell>
          <table:table-cell table:style-name="Table1.A2" office:value-type="string">
            <text:p text:style-name="P33">A: 3</text:p>
          </table:table-cell>
          <table:table-cell table:style-name="Table1.C2" office:value-type="string">
            <text:p text:style-name="P33">A: 5</text:p>
          </table:table-cell>
        </table:table-row>
      </table:table>
      <text:p text:style-name="P46"/>
      <text:p text:style-name="P50"/>
      <text:p text:style-name="P56">b)</text:p>
      <text:p text:style-name="P56">B @MAC MACB émet paquet ARP_reply vers A dans trame E2</text:p>
      <text:p text:style-name="P56">@src = MACB</text:p>
      <text:p text:style-name="P56">@dest = MACA</text:p>
      <text:p text:style-name="P43"/>
      <text:p text:style-name="P56">2 ; 1</text:p>
      <text:p text:style-name="P56"/>
      <text:p text:style-name="P19"><text:span text:style-name="T5">Tables de </text:span><text:span text:style-name="T12">relayag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Switch 1</text:p>
          </table:table-cell>
          <table:table-cell table:style-name="Table2.A1" office:value-type="string">
            <text:p text:style-name="P34">Switch 2</text:p>
          </table:table-cell>
          <table:table-cell table:style-name="Table2.C1" office:value-type="string">
            <text:p text:style-name="P34">Switch 3</text:p>
          </table:table-cell>
        </table:table-row>
        <table:table-row>
          <table:table-cell table:style-name="Table2.A2" office:value-type="string">
            <text:p text:style-name="P34">A: 1</text:p>
            <text:p text:style-name="P37">B: 2</text:p>
          </table:table-cell>
          <table:table-cell table:style-name="Table2.A2" office:value-type="string">
            <text:p text:style-name="P34">A: 3</text:p>
          </table:table-cell>
          <table:table-cell table:style-name="Table2.C2" office:value-type="string">
            <text:p text:style-name="P34">A: 5</text:p>
          </table:table-cell>
        </table:table-row>
      </table:table>
      <text:p text:style-name="P47"/>
      <text:p text:style-name="P56"/>
      <text:p text:style-name="P56"/>
      <text:p text:style-name="P59">c)</text:p>
      <text:p text:style-name="P60">D @MAC MACD émet paquet ARP_request vers B dans E3</text:p>
      <text:p text:style-name="P60">@src = MACD</text:p>
      <text:p text:style-name="P60">@dest = FFFFFFFFFFFF</text:p>
      <text:p text:style-name="P43"/>
      <text:p text:style-name="P13"><text:span text:style-name="T5">7 ; 6/</text:span><text:span text:style-name="T6">8</text:span><text:span text:style-name="T5"> ; 5 ; 3/4 ; 1/2</text:span></text:p>
      <text:p text:style-name="P60"/>
      <text:p text:style-name="P19"><text:span text:style-name="T5">Tables de </text:span><text:span text:style-name="T12">relayag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Switch 1</text:p>
          </table:table-cell>
          <table:table-cell table:style-name="Table3.A1" office:value-type="string">
            <text:p text:style-name="P35">Switch 2</text:p>
          </table:table-cell>
          <table:table-cell table:style-name="Table3.C1" office:value-type="string">
            <text:p text:style-name="P35">Switch 3</text:p>
          </table:table-cell>
        </table:table-row>
        <table:table-row>
          <table:table-cell table:style-name="Table3.A2" office:value-type="string">
            <text:p text:style-name="P35">A: 1</text:p>
            <text:p text:style-name="P39">B: 2</text:p>
            <text:p text:style-name="P39">D: 3</text:p>
          </table:table-cell>
          <table:table-cell table:style-name="Table3.A2" office:value-type="string">
            <text:p text:style-name="P35">A: 3</text:p>
            <text:p text:style-name="P39">D: 5</text:p>
          </table:table-cell>
          <table:table-cell table:style-name="Table3.C2" office:value-type="string">
            <text:p text:style-name="P35">A: 5</text:p>
            <text:p text:style-name="P39">D: 6</text:p>
          </table:table-cell>
        </table:table-row>
      </table:table>
      <text:p text:style-name="P48"/>
      <text:p text:style-name="P51"/>
      <text:p text:style-name="P52">d) @src = MACB</text:p>
      <text:p text:style-name="P52">@dest = MACD</text:p>
      <text:p text:style-name="P52"/>
      <text:p text:style-name="P52">2 ; 3 ; 4 ; 5 ; 6 ; 7/8</text:p>
      <text:p text:style-name="P52"/>
      <text:p text:style-name="P19"><text:soft-page-break/><text:span text:style-name="T5">Tables de </text:span><text:span text:style-name="T12">relayage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Switch 1</text:p>
          </table:table-cell>
          <table:table-cell table:style-name="Table4.A1" office:value-type="string">
            <text:p text:style-name="P35">Switch 2</text:p>
          </table:table-cell>
          <table:table-cell table:style-name="Table4.C1" office:value-type="string">
            <text:p text:style-name="P35">Switch 3</text:p>
          </table:table-cell>
        </table:table-row>
        <table:table-row>
          <table:table-cell table:style-name="Table4.A2" office:value-type="string">
            <text:p text:style-name="P35">A: 1</text:p>
            <text:p text:style-name="P39">B: 2</text:p>
            <text:p text:style-name="P39">D: 3</text:p>
          </table:table-cell>
          <table:table-cell table:style-name="Table4.A2" office:value-type="string">
            <text:p text:style-name="P35">A: 3</text:p>
            <text:p text:style-name="P39">D: 5</text:p>
            <text:p text:style-name="P39">B: 3</text:p>
          </table:table-cell>
          <table:table-cell table:style-name="Table4.C2" office:value-type="string">
            <text:p text:style-name="P35">A: 5</text:p>
            <text:p text:style-name="P39">D: 6</text:p>
            <text:p text:style-name="P39">B: 5</text:p>
          </table:table-cell>
        </table:table-row>
      </table:table>
      <text:p text:style-name="P48"/>
      <text:p text:style-name="P43"/>
      <text:p text:style-name="P63">2)a)</text:p>
      <text:p text:style-name="P63">VLAN 1</text:p>
      <text:list xml:id="list924541879" text:style-name="L1">
        <text:list-item>
          <text:p text:style-name="P64">A</text:p>
        </text:list-item>
        <text:list-item>
          <text:p text:style-name="P64">B</text:p>
        </text:list-item>
      </text:list>
      <text:p text:style-name="P63"/>
      <text:p text:style-name="P63">VLAN 2</text:p>
      <text:list xml:id="list1536085143" text:style-name="L2">
        <text:list-item>
          <text:p text:style-name="P66">D</text:p>
        </text:list-item>
        <text:list-item>
          <text:p text:style-name="P66">E</text:p>
        </text:list-item>
        <text:list-item>
          <text:p text:style-name="P66">C</text:p>
        </text:list-item>
      </text:list>
      <text:p text:style-name="P63"/>
      <text:p text:style-name="P43"/>
      <text:p text:style-name="P43"/>
      <text:p text:style-name="P11"><text:span text:style-name="T7">1.</text:span><text:span text:style-name="T5"> A @MAC MACA émet paquet ARP_request vers B dans trame E1</text:span></text:p>
      <text:p text:style-name="P44">@src = MACA</text:p>
      <text:p text:style-name="P44">@dest = FFFFFFFFFFFF</text:p>
      <text:p text:style-name="P44"/>
      <text:p text:style-name="P11"><text:span text:style-name="T5">1 ; 2 ; </text:span><text:span text:style-name="T11">(peut-être selon les liens interswitch 3 ; 5)</text:span></text:p>
      <text:p text:style-name="P44"/>
      <text:p text:style-name="P19"><text:span text:style-name="T5">Tables de </text:span><text:span text:style-name="T12">relayage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5">Switch 1</text:p>
          </table:table-cell>
          <table:table-cell table:style-name="Table5.A1" office:value-type="string">
            <text:p text:style-name="P35">Switch 2</text:p>
          </table:table-cell>
          <table:table-cell table:style-name="Table5.C1" office:value-type="string">
            <text:p text:style-name="P35">Switch 3</text:p>
          </table:table-cell>
        </table:table-row>
        <table:table-row>
          <table:table-cell table:style-name="Table5.A2" office:value-type="string">
            <text:p text:style-name="P35">A: 1</text:p>
          </table:table-cell>
          <table:table-cell table:style-name="Table5.A2" office:value-type="string">
            <text:p text:style-name="P35"/>
          </table:table-cell>
          <table:table-cell table:style-name="Table5.C2" office:value-type="string">
            <text:p text:style-name="P35"/>
          </table:table-cell>
        </table:table-row>
      </table:table>
      <text:p text:style-name="P48"/>
      <text:p text:style-name="P53"/>
      <text:p text:style-name="P63">2.</text:p>
      <text:p text:style-name="P57">B @MAC MACB émet paquet ARP_reply vers A dans trame E2</text:p>
      <text:p text:style-name="P57">@src = MACB</text:p>
      <text:p text:style-name="P57">@dest = MACA</text:p>
      <text:p text:style-name="P44"/>
      <text:p text:style-name="P57">2 ; 1</text:p>
      <text:p text:style-name="P57"/>
      <text:p text:style-name="P19"><text:span text:style-name="T5">Tables de </text:span><text:span text:style-name="T12">relayage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5">Switch 1</text:p>
          </table:table-cell>
          <table:table-cell table:style-name="Table6.A1" office:value-type="string">
            <text:p text:style-name="P35">Switch 2</text:p>
          </table:table-cell>
          <table:table-cell table:style-name="Table6.C1" office:value-type="string">
            <text:p text:style-name="P35">Switch 3</text:p>
          </table:table-cell>
        </table:table-row>
        <table:table-row>
          <table:table-cell table:style-name="Table6.A2" office:value-type="string">
            <text:p text:style-name="P35">A: 1</text:p>
            <text:p text:style-name="P38">B: 2</text:p>
          </table:table-cell>
          <table:table-cell table:style-name="Table6.A2" office:value-type="string">
            <text:p text:style-name="P35"/>
          </table:table-cell>
          <table:table-cell table:style-name="Table6.C2" office:value-type="string">
            <text:p text:style-name="P35"/>
          </table:table-cell>
        </table:table-row>
      </table:table>
      <text:p text:style-name="P48"/>
      <text:p text:style-name="P57"/>
      <text:p text:style-name="P57"/>
      <text:p text:style-name="P63">3.</text:p>
      <text:p text:style-name="P61">D @MAC MACD émet paquet ARP_request vers B dans E3</text:p>
      <text:p text:style-name="P61">@src = MACD</text:p>
      <text:p text:style-name="P61">@dest = FFFFFFFFFFFF</text:p>
      <text:p text:style-name="P44"/>
      <text:p text:style-name="P14"><text:soft-page-break/><text:span text:style-name="T5">7 ; 6/</text:span><text:span text:style-name="T6">8</text:span><text:span text:style-name="T5"> ; 5 ; 4</text:span></text:p>
      <text:p text:style-name="P61"/>
      <text:p text:style-name="P17"><text:span text:style-name="T5">Tables de </text:span><text:span text:style-name="T12">relayage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5">Switch 1</text:p>
          </table:table-cell>
          <table:table-cell table:style-name="Table7.A1" office:value-type="string">
            <text:p text:style-name="P35">Switch 2</text:p>
          </table:table-cell>
          <table:table-cell table:style-name="Table7.C1" office:value-type="string">
            <text:p text:style-name="P35">Switch 3</text:p>
          </table:table-cell>
        </table:table-row>
        <table:table-row>
          <table:table-cell table:style-name="Table7.A2" office:value-type="string">
            <text:p text:style-name="P35">A: 1</text:p>
            <text:p text:style-name="P39">B: 2</text:p>
          </table:table-cell>
          <table:table-cell table:style-name="Table7.A2" office:value-type="string">
            <text:p text:style-name="P39">D: 5</text:p>
          </table:table-cell>
          <table:table-cell table:style-name="Table7.C2" office:value-type="string">
            <text:p text:style-name="P39">D: 6</text:p>
          </table:table-cell>
        </table:table-row>
      </table:table>
      <text:p text:style-name="P69"/>
      <text:p text:style-name="P69">B ne reçoit pas la trame donc B ne va jamais répondre, pas de trame ARP_reply</text:p>
      <text:p text:style-name="P54"/>
      <text:p text:style-name="P20"><text:span text:style-name="T5">2)</text:span><text:span text:style-name="T8">b</text:span><text:span text:style-name="T5">)</text:span></text:p>
      <text:p text:style-name="P67">VLAN 1</text:p>
      <text:list xml:id="list175905417418212" text:continue-list="list924541879" text:style-name="L1">
        <text:list-item>
          <text:p text:style-name="P65">A</text:p>
        </text:list-item>
      </text:list>
      <text:p text:style-name="P67"/>
      <text:p text:style-name="P70">VLAN 2</text:p>
      <text:list xml:id="list3322550184" text:style-name="L3">
        <text:list-item>
          <text:p text:style-name="P71">B</text:p>
        </text:list-item>
      </text:list>
      <text:p text:style-name="P67"/>
      <text:p text:style-name="P67">VLAN 2</text:p>
      <text:list xml:id="list903813943" text:style-name="L4">
        <text:list-item>
          <text:p text:style-name="P68">D</text:p>
        </text:list-item>
        <text:list-item>
          <text:p text:style-name="P68">E</text:p>
        </text:list-item>
        <text:list-item>
          <text:p text:style-name="P68">C</text:p>
        </text:list-item>
      </text:list>
      <text:p text:style-name="P67"/>
      <text:p text:style-name="P12"><text:span text:style-name="T7">1.</text:span><text:span text:style-name="T5"> @src = MACA</text:span></text:p>
      <text:p text:style-name="P45">@dest = FFFFFFFFFFFF</text:p>
      <text:p text:style-name="P45"/>
      <text:p text:style-name="P45">1</text:p>
      <text:p text:style-name="P45"/>
      <text:p text:style-name="P18"><text:span text:style-name="T5">Tables de </text:span><text:span text:style-name="T12">relayage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6">Switch 1</text:p>
          </table:table-cell>
          <table:table-cell table:style-name="Table9.A1" office:value-type="string">
            <text:p text:style-name="P36">Switch 2</text:p>
          </table:table-cell>
          <table:table-cell table:style-name="Table9.C1" office:value-type="string">
            <text:p text:style-name="P36">Switch 3</text:p>
          </table:table-cell>
        </table:table-row>
        <table:table-row>
          <table:table-cell table:style-name="Table9.A2" office:value-type="string">
            <text:p text:style-name="P36">A: 1</text:p>
          </table:table-cell>
          <table:table-cell table:style-name="Table9.A2" office:value-type="string">
            <text:p text:style-name="P36"/>
          </table:table-cell>
          <table:table-cell table:style-name="Table9.C2" office:value-type="string">
            <text:p text:style-name="P36"/>
          </table:table-cell>
        </table:table-row>
      </table:table>
      <text:p text:style-name="P49"/>
      <text:p text:style-name="P55"/>
      <text:p text:style-name="P21"><text:span text:style-name="T5">2. </text:span><text:span text:style-name="T9">@src = MACB</text:span></text:p>
      <text:p text:style-name="P58">@dest = MACA</text:p>
      <text:p text:style-name="P45"/>
      <text:p text:style-name="P69">Pas possible car B n’a jamais reçu la trame de A.</text:p>
      <text:p text:style-name="P58"/>
      <text:p text:style-name="P58"/>
      <text:p text:style-name="P21"><text:span text:style-name="T5">3. </text:span><text:span text:style-name="T10">@src = MACD</text:span></text:p>
      <text:p text:style-name="P62">@dest = FFFFFFFFFFFF</text:p>
      <text:p text:style-name="P45"/>
      <text:p text:style-name="P15"><text:span text:style-name="T5">7 ; 6 ; </text:span><text:span text:style-name="T6">8</text:span><text:span text:style-name="T5"> ; 5 ; 4</text:span></text:p>
      <text:p text:style-name="P62"/>
      <text:p text:style-name="P18"><text:span text:style-name="T5">Tables de </text:span><text:span text:style-name="T12">relayage</text:span>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6">Switch 1</text:p>
          </table:table-cell>
          <table:table-cell table:style-name="Table11.A1" office:value-type="string">
            <text:p text:style-name="P36">Switch 2</text:p>
          </table:table-cell>
          <table:table-cell table:style-name="Table11.C1" office:value-type="string">
            <text:p text:style-name="P36">Switch 3</text:p>
          </table:table-cell>
        </table:table-row>
        <table:table-row>
          <table:table-cell table:style-name="Table11.A2" office:value-type="string">
            <text:p text:style-name="P36">A: 1</text:p>
            <text:p text:style-name="P40">B: 2</text:p>
          </table:table-cell>
          <table:table-cell table:style-name="Table11.A2" office:value-type="string">
            <text:p text:style-name="P40">D: 5</text:p>
          </table:table-cell>
          <table:table-cell table:style-name="Table11.C2" office:value-type="string">
            <text:p text:style-name="P40">D: 6</text:p>
          </table:table-cell>
        </table:table-row>
      </table:table>
      <text:p text:style-name="P49"/>
      <text:p text:style-name="P55"/>
      <text:p text:style-name="P16"><text:soft-page-break/><text:span text:style-name="T7">4. </text:span><text:span text:style-name="T5">@src = MACB</text:span></text:p>
      <text:p text:style-name="P55">@dest = MACD</text:p>
      <text:p text:style-name="P45"/>
      <text:p text:style-name="P69">Pas possible car B n’a jamais reçu la trame de D.</text:p>
      <text:p text:style-name="P43"/>
      <text:p text:style-name="P72">Fonctionne pas avec les VLAN car il y a plusieurs réseaux séparés, il faut un routeur.</text:p>
      <text:p text:style-name="P72"/>
      <text:p text:style-name="P72"/>
      <text:p text:style-name="P72"/>
      <text:p text:style-name="P22">Exercice 3</text:p>
      <text:p text:style-name="P73"/>
      <text:p text:style-name="P74">Hypothèse tables pleines</text:p>
      <text:p text:style-name="P73"/>
      <text:p text:style-name="P73">1)</text:p>
      <text:p text:style-name="P73">A → B</text:p>
      <text:p text:style-name="P22"><text:span text:style-name="T18">@dest </text:span><text:span text:style-name="T5">MACB </text:span><text:span text:style-name="T18">IPB</text:span></text:p>
      <text:p text:style-name="P23"><text:span text:style-name="T18">@src </text:span><text:span text:style-name="T5">MACA </text:span><text:span text:style-name="T18">IPA</text:span></text:p>
      <text:p text:style-name="P75">Liens : 1, 2</text:p>
      <text:p text:style-name="P73"/>
      <text:p text:style-name="P22"><text:span text:style-name="T13">2) </text:span><text:span text:style-name="T5">A → C</text:span></text:p>
      <text:p text:style-name="P76">A → R</text:p>
      <text:p text:style-name="P23"><text:span text:style-name="T18">@dest MACR</text:span><text:span text:style-name="T21">1</text:span><text:span text:style-name="T5"> </text:span><text:span text:style-name="T18">IPC</text:span></text:p>
      <text:p text:style-name="P23"><text:span text:style-name="T18">@src MACA</text:span><text:span text:style-name="T14"> </text:span><text:span text:style-name="T18">IPA</text:span></text:p>
      <text:p text:style-name="P28"><text:span text:style-name="T14">L</text:span><text:span text:style-name="T5">iens : </text:span><text:span text:style-name="T19">1, 5</text:span></text:p>
      <text:p text:style-name="P77"/>
      <text:p text:style-name="P31"><text:span text:style-name="T19">R →</text:span><text:span text:style-name="T5"> C</text:span></text:p>
      <text:p text:style-name="P24"><text:span text:style-name="T18">@dest MAC</text:span><text:span text:style-name="T19">C</text:span><text:span text:style-name="T5"> </text:span><text:span text:style-name="T18">IPC</text:span></text:p>
      <text:p text:style-name="P24"><text:span text:style-name="T18">@src MAC</text:span><text:span text:style-name="T21">R2</text:span><text:span text:style-name="T14"> </text:span><text:span text:style-name="T18">IPA</text:span></text:p>
      <text:p text:style-name="P29"><text:span text:style-name="T14">L</text:span><text:span text:style-name="T5">iens : </text:span><text:span text:style-name="T19">6, 3</text:span></text:p>
      <text:p text:style-name="P79"/>
      <text:p text:style-name="P26"><text:span text:style-name="T5">3) </text:span><text:span text:style-name="T17">A → C</text:span></text:p>
      <text:p text:style-name="P78">A → R</text:p>
      <text:p text:style-name="P80">TAG 1</text:p>
      <text:p text:style-name="P25"><text:span text:style-name="T18">@dest MACR</text:span><text:span text:style-name="T5"> </text:span><text:span text:style-name="T18">IPC</text:span></text:p>
      <text:p text:style-name="P25"><text:span text:style-name="T18">@src MACA</text:span><text:span text:style-name="T14"> </text:span><text:span text:style-name="T18">IPA</text:span></text:p>
      <text:p text:style-name="P30"><text:span text:style-name="T14">L</text:span><text:span text:style-name="T5">iens : </text:span><text:span text:style-name="T19">1, 5</text:span></text:p>
      <text:p text:style-name="P78"/>
      <text:p text:style-name="P78">R → C</text:p>
      <text:p text:style-name="P80">TAG 2</text:p>
      <text:p text:style-name="P25"><text:span text:style-name="T18">@dest MAC</text:span><text:span text:style-name="T19">C</text:span><text:span text:style-name="T5"> </text:span><text:span text:style-name="T18">IPC</text:span></text:p>
      <text:p text:style-name="P25"><text:span text:style-name="T18">@src MAC</text:span><text:span text:style-name="T20">R</text:span><text:span text:style-name="T14"> </text:span><text:span text:style-name="T18">IPA</text:span></text:p>
      <text:p text:style-name="P30"><text:span text:style-name="T14">L</text:span><text:span text:style-name="T16">iens : </text:span><text:span text:style-name="T19">6, 3</text:span></text:p>
      <text:p text:style-name="P78"/>
      <text:p text:style-name="P26"><text:span text:style-name="T5">Le </text:span><text:span text:style-name="T22">routeur est sur un port </text:span><text:span text:style-name="T5">trunk parce qu’il est sur plusieurs VLAN. </text:span><text:span text:style-name="T15">Étiquette de VLAN dans la trame MAC pour savoir dans quelle VLAN on est. </text:span><text:span text:style-name="T22">Les switch rajoutent les étiquettes et les enlèvent en allant vers les stations.</text:span></text:p>
      <text:p text:style-name="P81"/>
      <text:p text:style-name="P27"><text:span text:style-name="T15">S</text:span><text:span text:style-name="T5">witch 1 seule table de routage</text:span></text:p>
      <text:p text:style-name="P82">Switch VLAN autant de table de relayage que de VLAN.</text:p>
      <text:p text:style-name="P82"/>
      <text:p text:style-name="P90">Hypothèse tables vides</text:p>
      <text:p text:style-name="P74"/>
      <text:p text:style-name="P74">Tables ARP (sur stations, @MAC &amp; @IP) vides</text:p>
      <text:p text:style-name="P74">A → B, même réseau IP, rien dans la table ARP</text:p>
      <text:p text:style-name="P32"><text:span text:style-name="T19">E</text:span><text:span text:style-name="T5">nvoi de ARP_request B encapsulé dans une adresse MAC</text:span></text:p>
      <text:p text:style-name="P74">@src MACA</text:p>
      <text:p text:style-name="P74">@dest FFFFFFFFFFFF</text:p>
      <text:p text:style-name="P83">Liens : 1, 2, 5</text:p>
      <text:p text:style-name="P83"/>
      <text:p text:style-name="P83">Table relayage switch</text:p>
      <text:p text:style-name="P83">A : 1</text:p>
      <text:p text:style-name="P83"/>
      <text:p text:style-name="P83">Le routeur reçoit fait rien</text:p>
      <text:p text:style-name="P83">B reçoit et répond</text:p>
      <text:p text:style-name="P83"/>
      <text:p text:style-name="P83">B → A</text:p>
      <text:p text:style-name="P84">@src MACB</text:p>
      <text:p text:style-name="P84">@dest MACA</text:p>
      <text:p text:style-name="P84">Liens : 2, 1</text:p>
      <text:p text:style-name="P84"/>
      <text:p text:style-name="P84">2) A → C</text:p>
      <text:p text:style-name="P84">Pas même réseau</text:p>
      <text:p text:style-name="P84">A fait une requête ARP pour avoir l’adresse du routeur</text:p>
      <text:p text:style-name="P84"/>
      <text:p text:style-name="P84">Table Routage</text:p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10:08.609701746</meta:creation-date>
    <dc:date>2019-10-03T17:59:04.838571461</dc:date>
    <meta:editing-duration>PT1H42M12S</meta:editing-duration>
    <meta:editing-cycles>44</meta:editing-cycles>
    <meta:generator>LibreOffice/6.0.7.3$Linux_X86_64 LibreOffice_project/00m0$Build-3</meta:generator>
    <meta:document-statistic meta:table-count="9" meta:image-count="0" meta:object-count="0" meta:page-count="6" meta:paragraph-count="200" meta:word-count="826" meta:character-count="3325" meta:non-whitespace-character-count="2706"/>
  </office:meta>
</office:document-meta>
</file>